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16-02-05" calcext:value-type="date">
            <text:p>16年2月5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5" calcext:value-type="date">
            <text:p>16年2月15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6" calcext:value-type="date">
            <text:p>16年2月16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7" calcext:value-type="date">
            <text:p>16年2月17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4"/>
          <table:table-cell office:value-type="string" calcext:value-type="string" table:number-columns-spanned="1" table:number-rows-spanned="17">
            <text:p>DONE</text:p>
          </table:table-cell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00／00／00</text:date>, <text:time style:data-style-name="N2" text:time-value="22:50:41.76638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5</meta:editing-cycles>
    <meta:generator>LibreOffice/4.2.8.2$Linux_X86_64 LibreOffice_project/420m0$Build-2</meta:generator>
    <dc:date>2016-02-11T22:51:06.085564509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